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"/>
    <style:style style:name="ce5" style:family="table-cell" style:parent-style-name="Default">
      <style:text-properties fo:color="#c9211e"/>
    </style:style>
    <style:style style:name="ce6" style:family="table-cell" style:parent-style-name="Default" style:data-style-name="N4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ps out" table:style-name="ta1">
        <table:shapes>
          <draw:frame draw:z-index="0" draw:style-name="gr1" draw:text-style-name="P1" svg:width="21.904cm" svg:height="12.012cm" svg:x="8.151cm" svg:y="0.152cm">
            <draw:object draw:notify-on-update-of-ranges="'Amps out'.A2:'Amps out'.A21 'Amps out'.B1:'Amps out'.B1 'Amps out'.B2:'Amps out'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858cm" svg:height="13.632cm" svg:x="10.564cm" svg:y="12.814cm">
            <draw:object draw:notify-on-update-of-ranges="'Amps out'.A31:'Amps out'.A50 'Amps out'.B30:'Amps out'.B30 'Amps out'.B31:'Amps out'.B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15" calcext:value-type="float">
            <text:p>3115</text:p>
          </table:table-cell>
          <table:table-cell table:style-name="ce2" table:formula="of:=[$'Solar calc'.C6]" office:value-type="float" office:value="-0.0585894327401714" calcext:value-type="float">
            <text:p>-0.06</text:p>
          </table:table-cell>
          <table:table-cell/>
        </table:table-row>
        <table:table-row table:style-name="ro1"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2968" calcext:value-type="float">
            <text:p>2968</text:p>
          </table:table-cell>
          <table:table-cell table:style-name="ce2" table:formula="of:=([.B3]- 3106.997) / -131.169" office:value-type="float" office:value="1.05967873506697" calcext:value-type="float">
            <text:p>1.06</text:p>
          </table:table-cell>
          <table:table-cell/>
        </table:table-row>
        <table:table-row table:style-name="ro1"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2836" calcext:value-type="float">
            <text:p>2836</text:p>
          </table:table-cell>
          <table:table-cell table:style-name="ce2" table:formula="of:=([.B4]- 3106.997) / -131.169" office:value-type="float" office:value="2.06601407344723" calcext:value-type="float">
            <text:p>2.07</text:p>
          </table:table-cell>
          <table:table-cell/>
        </table:table-row>
        <table:table-row table:style-name="ro1"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702" calcext:value-type="float">
            <text:p>2702</text:p>
          </table:table-cell>
          <table:table-cell table:style-name="ce2" table:formula="of:=([.B5]- 3106.997) / -131.169" office:value-type="float" office:value="3.08759691695446" calcext:value-type="float">
            <text:p>3.09</text:p>
          </table:table-cell>
          <table:table-cell/>
        </table:table-row>
        <table:table-row table:style-name="ro1"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2587" calcext:value-type="float">
            <text:p>2587</text:p>
          </table:table-cell>
          <table:table-cell table:style-name="ce2" table:formula="of:=([.B6]- 3106.997) / -131.169" office:value-type="float" office:value="3.96432846175544" calcext:value-type="float">
            <text:p>3.96</text:p>
          </table:table-cell>
          <table:table-cell/>
        </table:table-row>
        <table:table-row table:style-name="ro1">
          <table:table-cell table:style-name="ce1" office:value-type="float" office:value="5.01" calcext:value-type="float">
            <text:p>5.01</text:p>
          </table:table-cell>
          <table:table-cell table:style-name="ce1" office:value-type="float" office:value="2449" calcext:value-type="float">
            <text:p>2449</text:p>
          </table:table-cell>
          <table:table-cell table:style-name="ce2" table:formula="of:=([.B7]- 3106.997) / -131.169" office:value-type="float" office:value="5.01640631551662" calcext:value-type="float">
            <text:p>5.02</text:p>
          </table:table-cell>
          <table:table-cell/>
        </table:table-row>
        <table:table-row table:style-name="ro1">
          <table:table-cell table:style-name="ce1" office:value-type="float" office:value="6.18" calcext:value-type="float">
            <text:p>6.18</text:p>
          </table:table-cell>
          <table:table-cell table:style-name="ce1" office:value-type="float" office:value="2302" calcext:value-type="float">
            <text:p>2302</text:p>
          </table:table-cell>
          <table:table-cell table:style-name="ce2" table:formula="of:=([.B8]- 3106.997) / -131.169" office:value-type="float" office:value="6.13709794234918" calcext:value-type="float">
            <text:p>6.14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Calc’d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3436" calcext:value-type="float">
            <text:p>3436</text:p>
          </table:table-cell>
          <table:table-cell table:style-name="ce2" table:formula="of:=([.B31]-3155.1656)/115.8277" office:value-type="float" office:value="2.42458755548112" calcext:value-type="float">
            <text:p>2.42</text:p>
          </table:table-cell>
          <table:table-cell table:style-name="ce2" table:formula="of:=[.A31]-[.C31]" office:value-type="float" office:value="-0.0745875554811173" calcext:value-type="float">
            <text:p>-0.07</text:p>
          </table:table-cell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163" calcext:value-type="float">
            <text:p>3163</text:p>
          </table:table-cell>
          <table:table-cell table:style-name="ce2" table:formula="of:=([.B32]-3155.1656)/115.8277" office:value-type="float" office:value="0.0676383973781763" calcext:value-type="float">
            <text:p>0.07</text:p>
          </table:table-cell>
          <table:table-cell table:style-name="ce2" table:formula="of:=[.A32]-[.C32]" office:value-type="float" office:value="-0.0176383973781763" calcext:value-type="float">
            <text:p>-0.02</text:p>
          </table:table-cell>
        </table:table-row>
        <table:table-row table:style-name="ro1"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3243" calcext:value-type="float">
            <text:p>3243</text:p>
          </table:table-cell>
          <table:table-cell table:style-name="ce2" table:formula="of:=([.B33]-3155.1656)/115.8277" office:value-type="float" office:value="0.758319469349734" calcext:value-type="float">
            <text:p>0.76</text:p>
          </table:table-cell>
          <table:table-cell table:style-name="ce2" table:formula="of:=[.A33]-[.C33]" office:value-type="float" office:value="-0.0683194693497341" calcext:value-type="float">
            <text:p>-0.07</text:p>
          </table:table-cell>
        </table:table-row>
        <table:table-row table:style-name="ro1"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3535" calcext:value-type="float">
            <text:p>3535</text:p>
          </table:table-cell>
          <table:table-cell table:style-name="ce2" table:formula="of:=([.B34]-3155.1656)/115.8277" office:value-type="float" office:value="3.27930538204592" calcext:value-type="float">
            <text:p>3.28</text:p>
          </table:table-cell>
          <table:table-cell table:style-name="ce2" table:formula="of:=[.A34]-[.C34]" office:value-type="float" office:value="-0.0293053820459201" calcext:value-type="float">
            <text:p>-0.03</text:p>
          </table:table-cell>
        </table:table-row>
        <table:table-row table:style-name="ro1"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527" calcext:value-type="float">
            <text:p>3527</text:p>
          </table:table-cell>
          <table:table-cell table:style-name="ce2" table:formula="of:=([.B35]-3155.1656)/115.8277" office:value-type="float" office:value="3.21023727484876" calcext:value-type="float">
            <text:p>3.21</text:p>
          </table:table-cell>
          <table:table-cell table:style-name="ce2" table:formula="of:=[.A35]-[.C35]" office:value-type="float" office:value="-0.0602372748487645" calcext:value-type="float">
            <text:p>-0.06</text:p>
          </table:table-cell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475" calcext:value-type="float">
            <text:p>3475</text:p>
          </table:table-cell>
          <table:table-cell table:style-name="ce2" table:formula="of:=([.B36]-3155.1656)/115.8277" office:value-type="float" office:value="2.76129457806725" calcext:value-type="float">
            <text:p>2.76</text:p>
          </table:table-cell>
          <table:table-cell table:style-name="ce2" table:formula="of:=[.A36]-[.C36]" office:value-type="float" office:value="0.138705421932748" calcext:value-type="float">
            <text:p>0.14</text:p>
          </table:table-cell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460" calcext:value-type="float">
            <text:p>3460</text:p>
          </table:table-cell>
          <table:table-cell table:style-name="ce2" table:formula="of:=([.B37]-3155.1656)/115.8277" office:value-type="float" office:value="2.63179187707258" calcext:value-type="float">
            <text:p>2.63</text:p>
          </table:table-cell>
          <table:table-cell table:style-name="ce2" table:formula="of:=[.A37]-[.C37]" office:value-type="float" office:value="0.0682081229274156" calcext:value-type="float">
            <text:p>0.07</text:p>
          </table:table-cell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</table:table>
      <table:table table:name="Solar calc" table:style-name="ta1">
        <table:shapes>
          <draw:frame draw:z-index="0" draw:style-name="gr1" draw:text-style-name="P1" svg:width="24.858cm" svg:height="13.632cm" svg:x="9.377cm" svg:y="0.001cm">
            <draw:object draw:notify-on-update-of-ranges="'Solar calc'.A2:'Solar calc'.A25 'Solar calc'.B1:'Solar calc'.B1 'Solar calc'.B2:'Solar calc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Amps</text:p>
          </table:table-cell>
          <table:table-cell table:style-name="Default" office:value-type="string" calcext:value-type="string">
            <text:p>ADC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table:formula="of:=([.B6]- 3080.323) / -233.438" office:value-type="float" office:value="-0.0585894327401714" calcext:value-type="float">
            <text:p>-0.0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966" calcext:value-type="float">
            <text:p>2966</text:p>
          </table:table-cell>
          <table:table-cell table:formula="of:=([.B7]- 3080.323) / -233.438" office:value-type="float" office:value="0.489736032693905" calcext:value-type="float">
            <text:p>0.4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839" calcext:value-type="float">
            <text:p>2839</text:p>
          </table:table-cell>
          <table:table-cell table:formula="of:=([.B8]- 3080.323) / -233.438" office:value-type="float" office:value="1.03377770542928" calcext:value-type="float">
            <text:p>1.0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712" calcext:value-type="float">
            <text:p>2712</text:p>
          </table:table-cell>
          <table:table-cell table:formula="of:=([.B9]- 3080.323) / -233.438" office:value-type="float" office:value="1.57781937816465" calcext:value-type="float">
            <text:p>1.5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551" calcext:value-type="float">
            <text:p>2551</text:p>
          </table:table-cell>
          <table:table-cell table:formula="of:=([.B10]- 3080.323) / -233.438" office:value-type="float" office:value="2.26751000265595" calcext:value-type="float">
            <text:p>2.2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409" calcext:value-type="float">
            <text:p>2409</text:p>
          </table:table-cell>
          <table:table-cell table:formula="of:=([.B11]- 3080.323) / -233.438" office:value-type="float" office:value="2.87580856587188" calcext:value-type="float">
            <text:p>2.88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196" calcext:value-type="float">
            <text:p>2196</text:p>
          </table:table-cell>
          <table:table-cell table:formula="of:=([.B12]- 3080.323) / -233.438" office:value-type="float" office:value="3.78825641069577" calcext:value-type="float">
            <text:p>3.79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074" calcext:value-type="float">
            <text:p>2074</text:p>
          </table:table-cell>
          <table:table-cell table:formula="of:=([.B13]- 3080.323) / -233.438" office:value-type="float" office:value="4.31087911993763" calcext:value-type="float">
            <text:p>4.31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870" calcext:value-type="float">
            <text:p>1870</text:p>
          </table:table-cell>
          <table:table-cell table:formula="of:=([.B14]- 3080.323) / -233.438" office:value-type="float" office:value="5.18477283047319" calcext:value-type="float">
            <text:p>5.18</text:p>
          </table:table-cell>
        </table:table-row>
      </table:table>
      <table:table table:name="Charger" table:style-name="ta1">
        <table:shapes>
          <draw:frame draw:z-index="0" draw:style-name="gr1" draw:text-style-name="P1" svg:width="24.858cm" svg:height="13.632cm" svg:x="9.377cm" svg:y="0.001cm">
            <draw:object draw:notify-on-update-of-ranges="Charger.A2:Charger.A25 Charger.B1:Charger.B1 Charger.B2:Charger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858cm" svg:height="13.632cm" svg:x="10.448cm" svg:y="14.018cm">
            <draw:object draw:notify-on-update-of-ranges="Charger.A33:Charger.A52 Charger.B32:Charger.B32 Charger.B33:Charger.B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ADC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" calcext:value-type="float">
            <text:p>3102</text:p>
          </table:table-cell>
          <table:table-cell table:style-name="ce2" table:formula="of:=([.B6]- 3097.803) / -73.622" office:value-type="float" office:value="-0.0570074162614452" calcext:value-type="float">
            <text:p>-0.06</text:p>
          </table:table-cell>
          <table:table-cell table:number-columns-repeated="2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3026" calcext:value-type="float">
            <text:p>3026</text:p>
          </table:table-cell>
          <table:table-cell table:style-name="ce2" table:formula="of:=([.B7]- 3097.803) / -73.622" office:value-type="float" office:value="0.975292711417781" calcext:value-type="float">
            <text:p>0.98</text:p>
          </table:table-cell>
          <table:table-cell table:number-columns-repeated="2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955" calcext:value-type="float">
            <text:p>2955</text:p>
          </table:table-cell>
          <table:table-cell table:style-name="ce2" table:formula="of:=([.B8]- 3097.803) / -73.622" office:value-type="float" office:value="1.93967835701285" calcext:value-type="float">
            <text:p>1.94</text:p>
          </table:table-cell>
          <table:table-cell table:number-columns-repeated="2"/>
        </table:table-row>
        <table:table-row table:style-name="ro1"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873" calcext:value-type="float">
            <text:p>2873</text:p>
          </table:table-cell>
          <table:table-cell table:style-name="ce2" table:formula="of:=([.B9]- 3097.803) / -73.622" office:value-type="float" office:value="3.05347586319307" calcext:value-type="float">
            <text:p>3.05</text:p>
          </table:table-cell>
          <table:table-cell table:number-columns-repeated="2"/>
        </table:table-row>
        <table:table-row table:style-name="ro1"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2799" calcext:value-type="float">
            <text:p>2799</text:p>
          </table:table-cell>
          <table:table-cell table:style-name="ce2" table:formula="of:=([.B10]- 3097.803) / -73.622" office:value-type="float" office:value="4.05861019803863" calcext:value-type="float">
            <text:p>4.06</text:p>
          </table:table-cell>
          <table:table-cell table:number-columns-repeated="2"/>
        </table:table-row>
        <table:table-row table:style-name="ro1">
          <table:table-cell table:style-name="ce1" office:value-type="float" office:value="4.99" calcext:value-type="float">
            <text:p>4.99</text:p>
          </table:table-cell>
          <table:table-cell table:style-name="ce1" office:value-type="float" office:value="2731" calcext:value-type="float">
            <text:p>2731</text:p>
          </table:table-cell>
          <table:table-cell table:style-name="ce2" table:formula="of:=([.B11]- 3097.803) / -73.622" office:value-type="float" office:value="4.9822471543832" calcext:value-type="float">
            <text:p>4.98</text:p>
          </table:table-cell>
          <table:table-cell table:number-columns-repeated="2"/>
        </table:table-row>
        <table:table-row table:style-name="ro1"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2658" calcext:value-type="float">
            <text:p>2658</text:p>
          </table:table-cell>
          <table:table-cell table:style-name="ce2" table:formula="of:=([.B12]- 3097.803) / -73.622" office:value-type="float" office:value="5.97379859281193" calcext:value-type="float">
            <text:p>5.97</text:p>
          </table:table-cell>
          <table:table-cell table:number-columns-repeated="2"/>
        </table:table-row>
        <table:table-row table:style-name="ro1">
          <table:table-cell table:style-name="ce1" office:value-type="float" office:value="6.18" calcext:value-type="float">
            <text:p>6.18</text:p>
          </table:table-cell>
          <table:table-cell table:style-name="ce1" office:value-type="float" office:value="2644" calcext:value-type="float">
            <text:p>2644</text:p>
          </table:table-cell>
          <table:table-cell table:style-name="ce2" table:formula="of:=([.B13]- 3097.803) / -73.622" office:value-type="float" office:value="6.16395914264758" calcext:value-type="float">
            <text:p>6.16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Calc’d</text:p>
          </table:table-cell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" calcext:value-type="float">
            <text:p>3102</text:p>
          </table:table-cell>
          <table:table-cell table:style-name="ce2" table:formula="of:=([.B33]-[.$C$49])/[.$C$48]" office:value-type="float" office:value="0.117912799135625" calcext:value-type="float">
            <text:p>0.12</text:p>
          </table:table-cell>
          <table:table-cell table:style-name="ce2" table:formula="of:=[.A33]-[.C33]" office:value-type="float" office:value="-0.117912799135625" calcext:value-type="float">
            <text:p>-0.12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968" calcext:value-type="float">
            <text:p>2968</text:p>
          </table:table-cell>
          <table:table-cell table:style-name="ce2" table:formula="of:=([.B34]-[.$C$49])/[.$C$48]" office:value-type="float" office:value="1.99595696654816" calcext:value-type="float">
            <text:p>2.00</text:p>
          </table:table-cell>
          <table:table-cell table:style-name="ce2" table:formula="of:=[.A34]-[.C34]" office:value-type="float" office:value="0.00404303345183754" calcext:value-type="float">
            <text:p>0.00</text:p>
          </table:table-cell>
          <table:table-cell/>
        </table:table-row>
        <table:table-row table:style-name="ro1"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2913" calcext:value-type="float">
            <text:p>2913</text:p>
          </table:table-cell>
          <table:table-cell table:style-name="ce2" table:formula="of:=([.B35]-[.$C$49])/[.$C$48]" office:value-type="float" office:value="2.76679599048614" calcext:value-type="float">
            <text:p>2.77</text:p>
          </table:table-cell>
          <table:table-cell table:style-name="ce2" table:formula="of:=[.A35]-[.C35]" office:value-type="float" office:value="0.00320400951385569" calcext:value-type="float">
            <text:p>0.00</text:p>
          </table:table-cell>
          <table:table-cell/>
        </table:table-row>
        <table:table-row table:style-name="ro1"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2884" calcext:value-type="float">
            <text:p>2884</text:p>
          </table:table-cell>
          <table:table-cell table:style-name="ce2" table:formula="of:=([.B36]-[.$C$49])/[.$C$48]" office:value-type="float" office:value="3.17323838492617" calcext:value-type="float">
            <text:p>3.17</text:p>
          </table:table-cell>
          <table:table-cell table:style-name="ce2" table:formula="of:=[.A36]-[.C36]" office:value-type="float" office:value="-0.023238384926171" calcext:value-type="float">
            <text:p>-0.02</text:p>
          </table:table-cell>
          <table:table-cell/>
        </table:table-row>
        <table:table-row table:style-name="ro1"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3090" calcext:value-type="float">
            <text:p>3090</text:p>
          </table:table-cell>
          <table:table-cell table:style-name="ce2" table:formula="of:=([.B37]-[.$C$49])/[.$C$48]" office:value-type="float" office:value="0.286095858903912" calcext:value-type="float">
            <text:p>0.29</text:p>
          </table:table-cell>
          <table:table-cell table:style-name="ce2" table:formula="of:=[.A37]-[.C37]" office:value-type="float" office:value="0.133904141096088" calcext:value-type="float">
            <text:p>0.13</text:p>
          </table:table-cell>
          <table:table-cell/>
        </table:table-row>
        <table:table-row table:style-name="ro1" table:number-rows-repeated="3">
          <table:table-cell table:style-name="ce1" table:number-columns-repeated="2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B33:.B41];[.A33:.A41])" office:value-type="float" office:value="-71.3508246105935" calcext:value-type="float">
            <text:p>-71.35082461059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INTERCEPT([.B33:.B41];[.A33:.A41])" office:value-type="float" office:value="3110.41317545047" calcext:value-type="float">
            <text:p>3110.41317545047</text:p>
          </table:table-cell>
          <table:table-cell table:number-columns-repeated="2"/>
        </table:table-row>
      </table:table>
      <table:table table:name="Batt calc" table:style-name="ta1">
        <table:shapes>
          <draw:frame draw:z-index="0" draw:style-name="gr1" draw:text-style-name="P1" svg:width="24.858cm" svg:height="13.632cm" svg:x="6.283cm" svg:y="0.022cm">
            <draw:object draw:notify-on-update-of-ranges="'Batt calc'.A2:'Batt calc'.A25 'Batt calc'.B1:'Batt calc'.B1 'Batt calc'.B2:'Batt calc'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4.858cm" svg:height="13.632cm" svg:x="7.704cm" svg:y="13.437cm">
            <draw:object draw:notify-on-update-of-ranges="'Batt calc'.A32:'Batt calc'.A37 'Batt calc'.B31:'Batt calc'.B31 'Batt calc'.B32:'Batt calc'.B37 'Batt calc'.B38:'Batt calc'.B40 'Batt calc'.A38:'Batt calc'.A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lts (V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88" calcext:value-type="float">
            <text:p>1588</text:p>
          </table:table-cell>
          <table:table-cell table:formula="of:=([.B2]-181.388)/196.804" office:value-type="float" office:value="7.14727342940184" calcext:value-type="float">
            <text:p>7.1472734294018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935.8" calcext:value-type="float">
            <text:p>1935.8</text:p>
          </table:table-cell>
          <table:table-cell table:formula="of:=([.B3]-181.388)/196.804" office:value-type="float" office:value="8.91451393264365" calcext:value-type="float">
            <text:p>8.9145139326436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189" calcext:value-type="float">
            <text:p>2189</text:p>
          </table:table-cell>
          <table:table-cell table:formula="of:=([.B4]-181.388)/196.804" office:value-type="float" office:value="10.2010731489197" calcext:value-type="float">
            <text:p>10.201073148919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499" calcext:value-type="float">
            <text:p>2499</text:p>
          </table:table-cell>
          <table:table-cell table:formula="of:=([.B5]-181.388)/196.804" office:value-type="float" office:value="11.7762443852767" calcext:value-type="float">
            <text:p>11.77624438527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5" calcext:value-type="float">
            <text:p>2735</text:p>
          </table:table-cell>
          <table:table-cell table:formula="of:=([.B6]-181.388)/196.804" office:value-type="float" office:value="12.9754070039227" calcext:value-type="float">
            <text:p>12.975407003922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229" calcext:value-type="float">
            <text:p>3229</text:p>
          </table:table-cell>
          <table:table-cell table:formula="of:=([.B7]-181.388)/196.804" office:value-type="float" office:value="15.4855185870206" calcext:value-type="float">
            <text:p>15.485518587020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formula="of:=SLOPE([.B2:.B7];[.A2:.A7])" office:value-type="float" office:value="196.804040100627" calcext:value-type="float">
            <text:p>196.80404010062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INTERCEPT([.B2:.B7];[.A2:.A7])" office:value-type="float" office:value="181.388555551383" calcext:value-type="float">
            <text:p>181.388555551383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Volts (V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88" calcext:value-type="float">
            <text:p>1588</text:p>
          </table:table-cell>
          <table:table-cell table:style-name="ce2" table:formula="of:=([.B32]-[.$B$43])/[.$B$42]" office:value-type="float" office:value="7.14726915021362" calcext:value-type="float">
            <text:p>7.1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935.8" calcext:value-type="float">
            <text:p>1935.8</text:p>
          </table:table-cell>
          <table:table-cell table:style-name="ce2" table:formula="of:=([.B33]-[.$B$43])/[.$B$42]" office:value-type="float" office:value="8.91450929336398" calcext:value-type="float">
            <text:p>8.9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189" calcext:value-type="float">
            <text:p>2189</text:p>
          </table:table-cell>
          <table:table-cell table:style-name="ce2" table:formula="of:=([.B34]-[.$B$43])/[.$B$42]" office:value-type="float" office:value="10.2010682474918" calcext:value-type="float">
            <text:p>10.2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499" calcext:value-type="float">
            <text:p>2499</text:p>
          </table:table-cell>
          <table:table-cell table:style-name="ce2" table:formula="of:=([.B35]-[.$B$43])/[.$B$42]" office:value-type="float" office:value="11.7762391628932" calcext:value-type="float">
            <text:p>11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5" calcext:value-type="float">
            <text:p>2735</text:p>
          </table:table-cell>
          <table:table-cell table:style-name="ce2" table:formula="of:=([.B36]-[.$B$43])/[.$B$42]" office:value-type="float" office:value="12.9754015371988" calcext:value-type="float">
            <text:p>12.9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229" calcext:value-type="float">
            <text:p>3229</text:p>
          </table:table-cell>
          <table:table-cell table:style-name="ce2" table:formula="of:=([.B37]-[.$B$43])/[.$B$42]" office:value-type="float" office:value="15.4855126088385" calcext:value-type="float">
            <text:p>15.49</text:p>
          </table:table-cell>
        </table:table-row>
        <table:table-row table:style-name="ro1">
          <table:table-cell table:style-name="ce5" office:value-type="float" office:value="14.17" calcext:value-type="float">
            <text:p>14.17</text:p>
          </table:table-cell>
          <table:table-cell table:style-name="ce5" office:value-type="float" office:value="3053" calcext:value-type="float">
            <text:p>3053</text:p>
          </table:table-cell>
          <table:table-cell table:style-name="ce6" table:formula="of:=([.B38]-[.$B$46])/[.$B$45]" office:value-type="float" office:value="14.1676994577847" calcext:value-type="float">
            <text:p>14.17</text:p>
          </table:table-cell>
        </table:table-row>
        <table:table-row table:style-name="ro1">
          <table:table-cell table:style-name="ce5" office:value-type="float" office:value="14.49" calcext:value-type="float">
            <text:p>14.49</text:p>
          </table:table-cell>
          <table:table-cell table:style-name="ce5" office:value-type="float" office:value="3128" calcext:value-type="float">
            <text:p>3128</text:p>
          </table:table-cell>
          <table:table-cell table:style-name="ce6" table:formula="of:=([.B39]-[.$B$46])/[.$B$45]" office:value-type="float" office:value="14.4841208365608" calcext:value-type="float">
            <text:p>14.48</text:p>
          </table:table-cell>
        </table:table-row>
        <table:table-row table:style-name="ro1"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3110" calcext:value-type="float">
            <text:p>3110</text:p>
          </table:table-cell>
          <table:table-cell table:style-name="ce6" table:formula="of:=([.B40]-[.$B$46])/[.$B$45]" office:value-type="float" office:value="14.4081797056545" calcext:value-type="float">
            <text:p>14.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formula="of:=SLOPE([.B32:.B37];[.A32:.A37])" office:value-type="float" office:value="196.804040100627" calcext:value-type="float">
            <text:p>196.80404010062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INTERCEPT([.B32:.B37];[.A32:.A37])" office:value-type="float" office:value="181.388555551383" calcext:value-type="float">
            <text:p>181.38855555138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formula="of:=SLOPE([.B38:.B40];[.A38:.A40])" office:value-type="float" office:value="237.025703794369" calcext:value-type="float">
            <text:p>237.025703794369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INTERCEPT([.B38:.B40];[.A38:.A40])" office:value-type="float" office:value="-305.108935128515" calcext:value-type="float">
            <text:p>-305.1089351285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t implemented as further testing reveal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rop where the battery had be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ted between the main board and bat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23:24.337419140</meta:creation-date>
    <dc:date>2024-07-20T16:51:40.701962389</dc:date>
    <meta:editing-duration>P1DT31M9S</meta:editing-duration>
    <meta:editing-cycles>8</meta:editing-cycles>
    <meta:generator>LibreOffice/7.3.7.2$Linux_X86_64 LibreOffice_project/30$Build-2</meta:generator>
    <meta:document-statistic meta:table-count="4" meta:cell-count="20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05cm" svg:height="12.013cm" xlink:href=".." xlink:type="simple" chart:class="chart:scatter" chart:style-name="ch1">
        <chart:title svg:x="8.659cm" svg:y="0.376cm" chart:style-name="ch2">
          <text:p>ADC vs Shunt Voltage</text:p>
        </chart:title>
        <chart:legend chart:legend-position="end" svg:x="18.603cm" svg:y="5.458cm" style:legend-expansion="high" chart:style-name="ch3"/>
        <chart:plot-area chart:style-name="ch4" table:cell-range-address="'Amps out'.A2:'Amps out'.B21 'Amps out'.B1:'Amps out'.B1" chart:data-source-has-labels="row" svg:x="1.449cm" svg:y="1.395cm" svg:width="16.716cm" svg:height="9.397cm">
          <chart:coordinate-region svg:x="2.441cm" svg:y="1.594cm" svg:width="15.63cm" svg:height="8.551cm"/>
          <chart:axis chart:dimension="x" chart:name="primary-x" chart:style-name="ch5">
            <chart:title svg:x="9.34cm" svg:y="11.032cm" chart:style-name="ch6">
              <text:p>Amps</text:p>
            </chart:title>
          </chart:axis>
          <chart:axis chart:dimension="y" chart:name="primary-y" chart:style-name="ch7">
            <chart:title svg:x="0.451cm" svg:y="7.142cm" chart:style-name="ch8">
              <text:p>ADS712 ADC</text:p>
            </chart:title>
            <chart:grid chart:style-name="ch9" chart:class="major"/>
          </chart:axis>
          <chart:series chart:style-name="ch10" chart:values-cell-range-address="'Amps out'.B2:'Amps out'.B21" chart:label-cell-address="'Amps out'.B1:'Amps out'.B1" chart:class="chart:scatter">
            <chart:domain table:cell-range-address="'Amps out'.A2:'Amps out'.A21"/>
            <chart:regression-curve chart:style-name="ch11">
              <chart:equation chart:display-equation="true" chart:display-r-square="true" svg:x="7.521cm" svg:y="1.61cm"/>
            </chart:regression-curve>
            <chart:data-point chart:repeated="11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'Amps out'.B1:'Amps ou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mps out'.A2:'Amps out'.A21</svg:desc>
                </draw:g>
              </table:table-cell>
              <table:table-cell office:value-type="float" office:value="3115">
                <text:p>3115</text:p>
                <draw:g>
                  <svg:desc>'Amps out'.B2:'Amps out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7">
                <text:p>3.07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4">
                <text:p>3.94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">
                <text:p>5.0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8">
                <text:p>6.18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308cm" svg:y="0.408cm" chart:style-name="ch2">
          <text:p>Batt ADC vs Voltage</text:p>
        </chart:title>
        <chart:legend chart:legend-position="end" svg:x="21.557cm" svg:y="6.268cm" style:legend-expansion="high" chart:style-name="ch3"/>
        <chart:plot-area chart:style-name="ch4" table:cell-range-address="'Batt calc'.A2:'Batt calc'.B25 'Batt calc'.B1:'Batt calc'.B1" chart:data-source-has-labels="row" svg:x="1.508cm" svg:y="1.459cm" svg:width="19.552cm" svg:height="10.921cm">
          <chart:coordinate-region svg:x="2.5cm" svg:y="1.659cm" svg:width="18.373cm" svg:height="10.074cm"/>
          <chart:axis chart:dimension="x" chart:name="primary-x" chart:style-name="ch5">
            <chart:title svg:x="10.618cm" svg:y="12.652cm" chart:style-name="ch6">
              <text:p>Volts (V)</text:p>
            </chart:title>
          </chart:axis>
          <chart:axis chart:dimension="y" chart:name="primary-y" chart:style-name="ch7">
            <chart:title svg:x="0.451cm" svg:y="7.36cm" chart:style-name="ch8">
              <text:p> ADC</text:p>
            </chart:title>
            <chart:grid chart:style-name="ch9" chart:class="major"/>
          </chart:axis>
          <chart:series chart:style-name="ch10" chart:values-cell-range-address="'Batt calc'.B2:'Batt calc'.B25" chart:label-cell-address="'Batt calc'.B1:'Batt calc'.B1" chart:class="chart:scatter">
            <chart:domain table:cell-range-address="'Batt calc'.A2:'Batt calc'.A25"/>
            <chart:regression-curve chart:style-name="ch11">
              <chart:equation chart:display-equation="true" chart:display-r-square="true"/>
            </chart:regression-curve>
            <chart:data-point chart:repeated="11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'Batt calc'.B1:'Batt cal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">
                <text:p>7.1</text:p>
                <draw:g>
                  <svg:desc>'Batt calc'.A2:'Batt calc'.A25</svg:desc>
                </draw:g>
              </table:table-cell>
              <table:table-cell office:value-type="float" office:value="1588">
                <text:p>1588</text:p>
                <draw:g>
                  <svg:desc>'Batt calc'.B2:'Batt calc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1935.8">
                <text:p>19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">
                <text:p>11.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96.804040100627">
                <text:p>196.804040100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81.388555551383">
                <text:p>181.388555551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136cm" svg:y="0.408cm" chart:style-name="ch2">
          <text:p>ADC vs Shunt Voltage</text:p>
        </chart:title>
        <chart:legend chart:legend-position="end" svg:x="21.557cm" svg:y="6.268cm" style:legend-expansion="high" chart:style-name="ch3"/>
        <chart:plot-area chart:style-name="ch4" table:cell-range-address="'Solar calc'.A2:'Solar calc'.B25 'Solar calc'.B1:'Solar calc'.B1" chart:data-source-has-labels="row" svg:x="1.508cm" svg:y="1.459cm" svg:width="19.552cm" svg:height="10.921cm">
          <chart:coordinate-region svg:x="2.5cm" svg:y="1.659cm" svg:width="18.466cm" svg:height="10.074cm"/>
          <chart:axis chart:dimension="x" chart:name="primary-x" chart:style-name="ch5">
            <chart:title svg:x="10.817cm" svg:y="12.652cm" chart:style-name="ch6">
              <text:p>Amps</text:p>
            </chart:title>
          </chart:axis>
          <chart:axis chart:dimension="y" chart:name="primary-y" chart:style-name="ch7">
            <chart:title svg:x="0.451cm" svg:y="7.968cm" chart:style-name="ch8">
              <text:p>ADS712 ADC</text:p>
            </chart:title>
            <chart:grid chart:style-name="ch9" chart:class="major"/>
          </chart:axis>
          <chart:series chart:style-name="ch10" chart:values-cell-range-address="'Solar calc'.B2:'Solar calc'.B25" chart:label-cell-address="'Solar calc'.B1:'Solar calc'.B1" chart:class="chart:scatter">
            <chart:domain table:cell-range-address="'Solar calc'.A2:'Solar calc'.A25"/>
            <chart:regression-curve chart:style-name="ch11">
              <chart:equation chart:display-equation="true" chart:display-r-square="true" svg:x="8.535cm" svg:y="1.827cm"/>
            </chart:regression-curve>
            <chart:data-point chart:repeated="11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'Solar calc'.B1:'Solar cal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olar calc'.A2:'Solar calc'.A25</svg:desc>
                </draw:g>
              </table:table-cell>
              <table:table-cell office:value-type="float" office:value="NaN">
                <text:p>NaN</text:p>
                <draw:g>
                  <svg:desc>'Solar calc'.B2:'Solar calc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">
                <text:p>2.22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">
                <text:p>2.85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9">
                <text:p>3.79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3">
                <text:p>4.3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1">
                <text:p>5.21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136cm" svg:y="0.408cm" chart:style-name="ch2">
          <text:p>ADC vs Shunt Voltage</text:p>
        </chart:title>
        <chart:legend chart:legend-position="end" svg:x="21.557cm" svg:y="6.268cm" style:legend-expansion="high" chart:style-name="ch3"/>
        <chart:plot-area chart:style-name="ch4" table:cell-range-address="Charger.A2:Charger.B25 Charger.B1:Charger.B1" chart:data-source-has-labels="row" svg:x="1.508cm" svg:y="1.459cm" svg:width="19.552cm" svg:height="10.921cm">
          <chart:coordinate-region svg:x="2.5cm" svg:y="1.658cm" svg:width="18.466cm" svg:height="10.075cm"/>
          <chart:axis chart:dimension="x" chart:name="primary-x" chart:style-name="ch5">
            <chart:title svg:x="10.817cm" svg:y="12.652cm" chart:style-name="ch6">
              <text:p>Amps</text:p>
            </chart:title>
          </chart:axis>
          <chart:axis chart:dimension="y" chart:name="primary-y" chart:style-name="ch7">
            <chart:title svg:x="0.451cm" svg:y="7.968cm" chart:style-name="ch8">
              <text:p>ADS712 ADC</text:p>
            </chart:title>
            <chart:grid chart:style-name="ch9" chart:class="major"/>
          </chart:axis>
          <chart:series chart:style-name="ch10" chart:values-cell-range-address="Charger.B2:Charger.B25" chart:label-cell-address="Charger.B1:Charger.B1" chart:class="chart:scatter">
            <chart:domain table:cell-range-address="Charger.A2:Charger.A25"/>
            <chart:regression-curve chart:style-name="ch11">
              <chart:equation chart:display-equation="true" chart:display-r-square="true" svg:x="8.535cm" svg:y="1.827cm"/>
            </chart:regression-curve>
            <chart:data-point chart:repeated="11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Charger.B1:Charg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harger.A2:Charger.A25</svg:desc>
                </draw:g>
              </table:table-cell>
              <table:table-cell office:value-type="float" office:value="NaN">
                <text:p>NaN</text:p>
                <draw:g>
                  <svg:desc>Charger.B2:Charger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">
                <text:p>3.04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">
                <text:p>4.05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9">
                <text:p>4.99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8">
                <text:p>5.9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">
                <text:p>6.18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136cm" svg:y="0.408cm" chart:style-name="ch2">
          <text:p>ADC vs Shunt Voltage</text:p>
        </chart:title>
        <chart:legend chart:legend-position="end" svg:x="21.557cm" svg:y="6.268cm" style:legend-expansion="high" chart:style-name="ch3"/>
        <chart:plot-area chart:style-name="ch4" table:cell-range-address="'Amps out'.A31:'Amps out'.B50 'Amps out'.B30:'Amps out'.B30" chart:data-source-has-labels="row" svg:x="1.508cm" svg:y="1.459cm" svg:width="19.552cm" svg:height="10.921cm">
          <chart:coordinate-region svg:x="2.5cm" svg:y="1.658cm" svg:width="18.32cm" svg:height="10.075cm"/>
          <chart:axis chart:dimension="x" chart:name="primary-x" chart:style-name="ch5">
            <chart:title svg:x="10.817cm" svg:y="12.652cm" chart:style-name="ch6">
              <text:p>Amps</text:p>
            </chart:title>
          </chart:axis>
          <chart:axis chart:dimension="y" chart:name="primary-y" chart:style-name="ch7">
            <chart:title svg:x="0.451cm" svg:y="7.968cm" chart:style-name="ch8">
              <text:p>ADS712 ADC</text:p>
            </chart:title>
            <chart:grid chart:style-name="ch9" chart:class="major"/>
          </chart:axis>
          <chart:series chart:style-name="ch10" chart:values-cell-range-address="'Amps out'.B31:'Amps out'.B50" chart:label-cell-address="'Amps out'.B30:'Amps out'.B30" chart:class="chart:scatter">
            <chart:domain table:cell-range-address="'Amps out'.A31:'Amps out'.A50"/>
            <chart:regression-curve chart:style-name="ch11">
              <chart:equation chart:display-equation="true" chart:display-r-square="true" svg:x="8.535cm" svg:y="1.827cm"/>
            </chart:regression-curve>
            <chart:data-point chart:repeated="11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'Amps out'.B30:'Amps out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  <draw:g>
                  <svg:desc>'Amps out'.A31:'Amps out'.A50</svg:desc>
                </draw:g>
              </table:table-cell>
              <table:table-cell office:value-type="float" office:value="3436">
                <text:p>3436</text:p>
                <draw:g>
                  <svg:desc>'Amps out'.B31:'Amps out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5">
                <text:p>3.15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">
                <text:p>2.7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136cm" svg:y="0.408cm" chart:style-name="ch2">
          <text:p>ADC vs Shunt Voltage</text:p>
        </chart:title>
        <chart:legend chart:legend-position="end" svg:x="21.557cm" svg:y="6.268cm" style:legend-expansion="high" chart:style-name="ch3"/>
        <chart:plot-area chart:style-name="ch4" table:cell-range-address="Charger.A33:Charger.B52 Charger.B32:Charger.B32" chart:data-source-has-labels="row" svg:x="1.508cm" svg:y="1.459cm" svg:width="19.552cm" svg:height="10.921cm">
          <chart:coordinate-region svg:x="2.5cm" svg:y="1.658cm" svg:width="18.32cm" svg:height="10.075cm"/>
          <chart:axis chart:dimension="x" chart:name="primary-x" chart:style-name="ch5">
            <chart:title svg:x="10.817cm" svg:y="12.652cm" chart:style-name="ch6">
              <text:p>Amps</text:p>
            </chart:title>
          </chart:axis>
          <chart:axis chart:dimension="y" chart:name="primary-y" chart:style-name="ch7">
            <chart:title svg:x="0.451cm" svg:y="7.968cm" chart:style-name="ch8">
              <text:p>ADS712 ADC</text:p>
            </chart:title>
            <chart:grid chart:style-name="ch9" chart:class="major"/>
          </chart:axis>
          <chart:series chart:style-name="ch10" chart:values-cell-range-address="Charger.B33:Charger.B52" chart:label-cell-address="Charger.B32:Charger.B32" chart:class="chart:scatter">
            <chart:domain table:cell-range-address="Charger.A33:Charger.A52"/>
            <chart:regression-curve chart:style-name="ch11">
              <chart:equation chart:display-equation="true" chart:display-r-square="true" svg:x="8.535cm" svg:y="1.827cm"/>
            </chart:regression-curve>
            <chart:data-point chart:repeated="11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Charger.B32:Charger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ger.A33:Charger.A52</svg:desc>
                </draw:g>
              </table:table-cell>
              <table:table-cell office:value-type="float" office:value="3102">
                <text:p>3102</text:p>
                <draw:g>
                  <svg:desc>Charger.B33:Charger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">
                <text:p>2.7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">
                <text:p>3.1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">
                <text:p>0.4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New" chart:regression-max-degree="2" chart:regression-force-intercept="false" chart:regression-intercept-value="0" chart:regression-period="2" loext:regression-extrapolate-forward="6" loext:regression-extrapolate-backward="-1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59cm" svg:height="13.633cm" xlink:href=".." xlink:type="simple" chart:class="chart:scatter" chart:style-name="ch1">
        <chart:title svg:x="10.308cm" svg:y="0.408cm" chart:style-name="ch2">
          <text:p>Batt ADC vs Voltage</text:p>
        </chart:title>
        <chart:legend chart:legend-position="end" svg:x="21.557cm" svg:y="5.77cm" style:legend-expansion="high" chart:style-name="ch3"/>
        <chart:plot-area chart:style-name="ch4" table:cell-range-address="'Batt calc'.A32:'Batt calc'.B37 'Batt calc'.B31:'Batt calc'.B31 'Batt calc'.B38:'Batt calc'.B40" chart:data-source-has-labels="row" svg:x="1.508cm" svg:y="1.459cm" svg:width="19.552cm" svg:height="10.921cm">
          <chart:coordinate-region svg:x="2.5cm" svg:y="1.659cm" svg:width="18.373cm" svg:height="10.074cm"/>
          <chart:axis chart:dimension="x" chart:name="primary-x" chart:style-name="ch5">
            <chart:title svg:x="10.618cm" svg:y="12.652cm" chart:style-name="ch6">
              <text:p>Volts (V)</text:p>
            </chart:title>
          </chart:axis>
          <chart:axis chart:dimension="y" chart:name="primary-y" chart:style-name="ch7">
            <chart:title svg:x="0.451cm" svg:y="7.36cm" chart:style-name="ch8">
              <text:p> ADC</text:p>
            </chart:title>
            <chart:grid chart:style-name="ch9" chart:class="major"/>
          </chart:axis>
          <chart:series chart:style-name="ch10" chart:values-cell-range-address="'Batt calc'.B32:'Batt calc'.B37" chart:label-cell-address="'Batt calc'.B31:'Batt calc'.B31" chart:class="chart:scatter">
            <chart:domain table:cell-range-address="'Batt calc'.A32:'Batt calc'.A37"/>
            <chart:regression-curve chart:style-name="ch11"/>
            <chart:data-point chart:repeated="6"/>
          </chart:series>
          <chart:series chart:style-name="ch12" chart:values-cell-range-address="'Batt calc'.B38:'Batt calc'.B40" loext:label-string="latest" chart:class="chart:scatter">
            <chart:domain table:cell-range-address="'Batt calc'.A38:'Batt calc'.A40"/>
            <chart:regression-curve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'Batt calc'.B31:'Batt calc'.B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a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">
                <text:p>7.1</text:p>
                <draw:g>
                  <svg:desc>'Batt calc'.A32:'Batt calc'.A37</svg:desc>
                </draw:g>
              </table:table-cell>
              <table:table-cell office:value-type="float" office:value="1588">
                <text:p>1588</text:p>
                <draw:g>
                  <svg:desc>'Batt calc'.B32:'Batt calc'.B37</svg:desc>
                </draw:g>
              </table:table-cell>
              <table:table-cell office:value-type="float" office:value="14.17">
                <text:p>14.17</text:p>
                <draw:g>
                  <svg:desc>'Batt calc'.A38:'Batt calc'.A40</svg:desc>
                </draw:g>
              </table:table-cell>
              <table:table-cell office:value-type="float" office:value="3053">
                <text:p>3053</text:p>
                <draw:g>
                  <svg:desc>'Batt calc'.B38:'Batt calc'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1935.8">
                <text:p>1935.8</text:p>
              </table:table-cell>
              <table:table-cell office:value-type="float" office:value="14.49">
                <text:p>14.49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2189">
                <text:p>2189</text:p>
              </table:table-cell>
              <table:table-cell office:value-type="float" office:value="14.4">
                <text:p>14.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">
                <text:p>11.9</text:p>
              </table:table-cell>
              <table:table-cell office:value-type="float" office:value="2499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735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3229">
                <text:p>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